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985cm" svg:height="0.635cm" svg:x="6.08cm" svg:y="14.335cm">
          <text:p text:style-name="P1">Amalgamated Modeling</text:p>
        </draw:rect>
        <draw:rect draw:style-name="gr1" draw:text-style-name="P1" draw:layer="layout" svg:width="13.97cm" svg:height="0.635cm" svg:x="4.81cm" svg:y="15.605cm">
          <text:p text:style-name="P1">Smart Variables</text:p>
        </draw:rect>
        <draw:rect draw:style-name="gr1" draw:text-style-name="P1" draw:layer="layout" svg:width="4.445cm" svg:height="0.635cm" svg:x="13.065cm" svg:y="14.335cm">
          <text:p text:style-name="P1">Networked SD</text:p>
        </draw:rect>
        <draw:rect draw:style-name="gr1" draw:text-style-name="P1" draw:layer="layout" svg:width="8.89cm" svg:height="0.635cm" svg:x="7.35cm" svg:y="13.065cm">
          <text:p text:style-name="P1">Computational Tools</text:p>
        </draw:rect>
        <draw:rect draw:style-name="gr1" draw:text-style-name="P1" draw:layer="layout" svg:width="7.62cm" svg:height="0.635cm" svg:x="7.985cm" svg:y="12.43cm">
          <text:p text:style-name="P1">Open Interface</text:p>
        </draw:rect>
        <draw:rect draw:style-name="gr1" draw:text-style-name="P1" draw:layer="layout" svg:width="10.16cm" svg:height="0.635cm" svg:x="6.715cm" svg:y="13.7cm">
          <text:p text:style-name="P1">Your Model Here</text:p>
        </draw:rect>
        <draw:rect draw:style-name="gr1" draw:text-style-name="P1" draw:layer="layout" svg:width="12.7cm" svg:height="0.635cm" svg:x="5.445cm" svg:y="14.97cm">
          <text:p text:style-name="P1">Multiple Networks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mes Rising</meta:initial-creator>
    <meta:creation-date>2012-10-18T16:44:42</meta:creation-date>
    <dc:date>2012-10-18T16:54:22</dc:date>
    <dc:creator>James Rising</dc:creator>
    <meta:editing-duration>PT9M40S</meta:editing-duration>
    <meta:editing-cycles>2</meta:editing-cycles>
    <meta:generator>OpenOffice.org/3.3$Unix OpenOffice.org_project/330m20$Build-9567</meta:generator>
    <meta:document-statistic meta:object-count="7"/>
  </office:meta>
</office:document-meta>
</file>